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4.657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3.838cm"/>
    </style:style>
    <style:style style:name="co14" style:family="table-column">
      <style:table-column-properties fo:break-before="auto" style:column-width="3.457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3.022cm"/>
    </style:style>
    <style:style style:name="co17" style:family="table-column">
      <style:table-column-properties fo:break-before="auto" style:column-width="3.403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2.776cm"/>
    </style:style>
    <style:style style:name="co21" style:family="table-column">
      <style:table-column-properties fo:break-before="auto" style:column-width="0.707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3.076cm"/>
    </style:style>
    <style:style style:name="co24" style:family="table-column">
      <style:table-column-properties fo:break-before="auto" style:column-width="4.32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style:text-align-source="fix" style:repeat-content="false" fo:border="1.56pt double #000000" style:border-line-width="0.026cm 0.026cm 0.002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4">
      <style:table-cell-properties style:text-align-source="fix" style:repeat-content="false" fo:border="1.56pt double #000000" style:border-line-width="0.026cm 0.026cm 0.002cm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4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1.56pt double #000000" style:border-line-width="0.026cm 0.026cm 0.002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1.56pt double #000000" style:border-line-width="0.026cm 0.026cm 0.002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1.56pt double #000000" style:border-line-width="0.026cm 0.026cm 0.002cm"/>
    </style:style>
    <style:style style:name="ce8" style:family="table-cell" style:parent-style-name="Default" style:data-style-name="N104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style:text-align-source="fix" style:repeat-content="false" fo:border="1.56pt double #000000" style:border-line-width="0.026cm 0.026cm 0.002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9pt double #000000" style:border-line-width="0.014cm 0.007cm 0.007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04">
      <style:table-cell-properties style:text-align-source="fix" style:repeat-content="false" fo:border="0.79pt double #000000" style:border-line-width="0.014cm 0.007cm 0.007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104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1.5pt solid #000000" fo:border-right="1.5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4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end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end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4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end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1.5pt solid #000000" style:text-align-source="fix" style:repeat-content="false" fo:border-left="1.5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order-left="1.5pt solid #000000" fo:border-right="0.74pt solid #000000" fo:border-top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1.5pt solid #000000" fo:border-top="1.5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108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order="1.56pt double #000000" style:border-line-width="0.026cm 0.026cm 0.002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="1.56pt double #000000" style:border-line-width="0.026cm 0.026cm 0.002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="1.56pt double #000000" style:border-line-width="0.026cm 0.026cm 0.002cm"/>
    </style:style>
    <style:style style:name="ce109" style:family="table-cell" style:parent-style-name="Default" style:data-style-name="N104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4">
      <style:table-cell-properties style:text-align-source="fix" style:repeat-content="false" fo:border="1.56pt double #000000" style:border-line-width="0.026cm 0.026cm 0.002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04">
      <style:table-cell-properties style:text-align-source="fix" style:repeat-content="false" fo:border="1.56pt double #000000" style:border-line-width="0.026cm 0.026cm 0.002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4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04">
      <style:table-cell-properties style:text-align-source="fix" style:repeat-content="false" fo:border="1.56pt double #000000" style:border-line-width="0.026cm 0.026cm 0.002cm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 style:data-style-name="N104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order="0.79pt double #000000" style:border-line-width="0.014cm 0.007cm 0.007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 style:data-style-name="N104">
      <style:table-cell-properties style:text-align-source="fix" style:repeat-content="false" fo:border="0.79pt double #000000" style:border-line-width="0.014cm 0.007cm 0.007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 style:data-style-name="N104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style:text-align-source="fix" style:repeat-content="false" fo:border-left="1.5pt solid #000000" fo:border-right="1.5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04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end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end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104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end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1.5pt solid #000000" style:text-align-source="fix" style:repeat-content="false" fo:border-left="1.5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fo:border-left="1.5pt solid #000000" fo:border-right="0.74pt solid #000000" fo:border-top="0.06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1.5pt solid #000000" fo:border-top="1.5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108">
      <style:table-cell-properties fo:border-bottom="0.06pt solid #000000" style:text-align-source="fix" style:repeat-content="false" fo:border-left="0.74pt solid #000000" fo:border-right="1.5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1.5pt solid #000000" style:text-align-source="fix" style:repeat-content="false" fo:border-left="1.5pt solid #000000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end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order-left="0.74pt solid #000000" fo:border-right="0.74pt solid #000000" fo:border-top="0.06pt solid #000000"/>
      <style:text-properties fo:color="#000000" style:text-outline="false" style:text-line-through-style="none" style:text-line-through-type="none" style:font-name="Arial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italic" style:font-weight-asian="normal" style:font-name-complex="Arial" style:font-size-complex="10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0.79pt double #000000" style:border-line-width="0.014cm 0.007cm 0.007cm"/>
      <style:text-properties fo:color="#000000" style:text-outline="false" style:text-line-through-style="none" style:text-line-through-type="none" style:font-name="Arial" fo:font-size="10pt" fo:language="pt" fo:country="BR" fo:font-style="italic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italic" style:font-weight-asian="bold" style:font-name-complex="Arial" style:font-size-complex="10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9pt double #000000" style:border-line-width="0.014cm 0.007cm 0.007cm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79pt double #000000" style:border-line-width="0.014cm 0.007cm 0.007cm"/>
      <style:paragraph-properties fo:text-align="center" fo:margin-left="0cm"/>
    </style:style>
    <style:style style:name="ce49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end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0104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104">
      <style:table-cell-properties style:text-align-source="fix" style:repeat-content="false" fo:border="0.79pt double #000000" style:border-line-width="0.014cm 0.007cm 0.007cm"/>
      <style:paragraph-properties fo:text-align="end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0"/>
    <style:style style:name="ce159" style:family="table-cell" style:parent-style-name="Default" style:data-style-name="N99">
      <style:table-cell-properties style:text-align-source="fix" style:repeat-content="false" fo:border="0.79pt double #000000" style:border-line-width="0.014cm 0.007cm 0.007cm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1.5pt solid #000000" fo:border-left="none" fo:border-right="none" fo:border-top="1.5pt solid #000000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104">
      <style:table-cell-properties style:text-align-source="fix" style:repeat-content="false" fo:border="0.79pt double #000000" style:border-line-width="0.014cm 0.007cm 0.007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end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order-bottom="0.74pt solid #000000" style:text-align-source="fix" style:repeat-content="false" fo:border-left="0.74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1.56pt double #000000" style:border-line-width="0.026cm 0.026cm 0.002cm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10104">
      <style:table-cell-properties style:text-align-source="fix" style:repeat-content="false" fo:border="0.79pt double #000000" style:border-line-width="0.014cm 0.007cm 0.007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79pt double #000000" style:border-line-width="0.014cm 0.007cm 0.007cm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2.35pt double #000000" style:border-line-width="0.053cm 0.004cm 0.026cm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2.35pt double #000000" style:border-line-width="0.053cm 0.004cm 0.026cm"/>
    </style:style>
    <style:style style:name="ce68" style:family="table-cell" style:parent-style-name="Default">
      <style:text-properties fo:color="#000000" style:font-name="Arial" fo:font-size="12pt" style:font-name-asian="Times New Roman" style:font-name-complex="Arial" style:language-complex="ar" style:country-complex="SA"/>
    </style:style>
    <style:style style:name="ce69" style:family="table-cell" style:parent-style-name="Default" style:data-style-name="N10104">
      <style:table-cell-properties fo:border="2.35pt double #000000" style:border-line-width="0.053cm 0.004cm 0.026cm"/>
    </style:style>
  </office:automatic-styles>
  <office:body>
    <office:spreadsheet>
      <table:calculation-settings table:automatic-find-labels="false" table:use-regular-expressions="false" table:use-wildcards="true"/>
      <table:table table:name="Exercício 1" table:style-name="ta1">
        <table:table-column table:style-name="co1" table:default-cell-style-name="ce103"/>
        <table:table-column table:style-name="co1" table:default-cell-style-name="ce107"/>
        <table:table-column table:style-name="co2" table:default-cell-style-name="ce109"/>
        <table:table-column table:style-name="co3" table:default-cell-style-name="ce109"/>
        <table:table-column table:style-name="co4" table:default-cell-style-name="ce109"/>
        <table:table-column table:style-name="co5" table:default-cell-style-name="ce1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02" office:value-type="string" calcext:value-type="string" table:number-columns-spanned="9" table:number-rows-spanned="1">
            <text:p>Empresa Nacional S/A</text:p>
          </table:table-cell>
          <table:covered-table-cell table:number-columns-repeated="5" table:style-name="Default"/>
          <table:covered-table-cell table:number-columns-repeated="3"/>
        </table:table-row>
        <table:table-row table:style-name="ro2">
          <table:table-cell office:value-type="string" calcext:value-type="string">
            <text:p>Código</text:p>
          </table:table-cell>
          <table:table-cell table:style-name="ce106" office:value-type="string" calcext:value-type="string">
            <text:p>Produto</text:p>
          </table:table-cell>
          <table:table-cell table:style-name="ce106" office:value-type="string" calcext:value-type="string">
            <text:p>Jan</text:p>
          </table:table-cell>
          <table:table-cell table:style-name="ce111" office:value-type="string" calcext:value-type="string">
            <text:p>Fev</text:p>
          </table:table-cell>
          <table:table-cell table:style-name="ce103" office:value-type="string" calcext:value-type="string">
            <text:p>Mar</text:p>
          </table:table-cell>
          <table:table-cell table:style-name="ce106" office:value-type="string" calcext:value-type="string">
            <text:p>Total 1º Trim.</text:p>
          </table:table-cell>
          <table:table-cell table:style-name="ce106" office:value-type="string" calcext:value-type="string">
            <text:p>Máximo</text:p>
          </table:table-cell>
          <table:table-cell table:style-name="ce106" office:value-type="string" calcext:value-type="string">
            <text:p>Mínimo</text:p>
          </table:table-cell>
          <table:table-cell table:style-name="ce111" office:value-type="string" calcext:value-type="string">
            <text:p>Médi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rca</text:p>
          </table:table-cell>
          <table:table-cell office:value-type="currency" office:currency="BRL" office:value="4500" calcext:value-type="currency">
            <text:p>R$ 4.500,00</text:p>
          </table:table-cell>
          <table:table-cell office:value-type="currency" office:currency="BRL" office:value="5040" calcext:value-type="currency">
            <text:p>R$ 5.040,00</text:p>
          </table:table-cell>
          <table:table-cell office:value-type="currency" office:currency="BRL" office:value="5696" calcext:value-type="currency">
            <text:p>R$ 5.696,00</text:p>
          </table:table-cell>
          <table:table-cell table:formula="of:=SUM([.C3:.E3])" office:value-type="currency" office:currency="BRL" office:value="15236" calcext:value-type="currency">
            <text:p>R$ 15.236,00</text:p>
          </table:table-cell>
          <table:table-cell table:style-name="ce113" table:formula="of:=MAX([.C3:.E3])" office:value-type="currency" office:currency="BRL" office:value="5696" calcext:value-type="currency">
            <text:p>R$ 5.696,00</text:p>
          </table:table-cell>
          <table:table-cell table:style-name="ce113" table:formula="of:=MIN([.C3:.E3])" office:value-type="currency" office:currency="BRL" office:value="4500" calcext:value-type="currency">
            <text:p>R$ 4.500,00</text:p>
          </table:table-cell>
          <table:table-cell table:style-name="ce115" table:formula="of:=AVERAGE([.C3:.E3])" office:value-type="currency" office:currency="BRL" office:value="5078.66666666667" calcext:value-type="currency">
            <text:p>R$ 5.078,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rafuso</text:p>
          </table:table-cell>
          <table:table-cell office:value-type="currency" office:currency="BRL" office:value="6250" calcext:value-type="currency">
            <text:p>R$ 6.250,00</text:p>
          </table:table-cell>
          <table:table-cell office:value-type="currency" office:currency="BRL" office:value="7000" calcext:value-type="currency">
            <text:p>R$ 7.000,00</text:p>
          </table:table-cell>
          <table:table-cell office:value-type="currency" office:currency="BRL" office:value="7910" calcext:value-type="currency">
            <text:p>R$ 7.910,00</text:p>
          </table:table-cell>
          <table:table-cell table:formula="of:=SUM([.C4:.E4])" office:value-type="currency" office:currency="BRL" office:value="21160" calcext:value-type="currency">
            <text:p>R$ 21.160,00</text:p>
          </table:table-cell>
          <table:table-cell table:style-name="ce113" table:formula="of:=MAX([.C4:.E4])" office:value-type="currency" office:currency="BRL" office:value="7910" calcext:value-type="currency">
            <text:p>R$ 7.910,00</text:p>
          </table:table-cell>
          <table:table-cell table:style-name="ce113" table:formula="of:=MIN([.C4:.E4])" office:value-type="currency" office:currency="BRL" office:value="6250" calcext:value-type="currency">
            <text:p>R$ 6.250,00</text:p>
          </table:table-cell>
          <table:table-cell table:style-name="ce115" table:formula="of:=AVERAGE([.C4:.E4])" office:value-type="currency" office:currency="BRL" office:value="7053.33333333333" calcext:value-type="currency">
            <text:p>R$ 7.053,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ruela</text:p>
          </table:table-cell>
          <table:table-cell office:value-type="currency" office:currency="BRL" office:value="3300" calcext:value-type="currency">
            <text:p>R$ 3.300,00</text:p>
          </table:table-cell>
          <table:table-cell office:value-type="currency" office:currency="BRL" office:value="3696" calcext:value-type="currency">
            <text:p>R$ 3.696,00</text:p>
          </table:table-cell>
          <table:table-cell office:value-type="currency" office:currency="BRL" office:value="4176" calcext:value-type="currency">
            <text:p>R$ 4.176,00</text:p>
          </table:table-cell>
          <table:table-cell table:formula="of:=SUM([.C5:.E5])" office:value-type="currency" office:currency="BRL" office:value="11172" calcext:value-type="currency">
            <text:p>R$ 11.172,00</text:p>
          </table:table-cell>
          <table:table-cell table:style-name="ce113" table:formula="of:=MAX([.C5:.E5])" office:value-type="currency" office:currency="BRL" office:value="4176" calcext:value-type="currency">
            <text:p>R$ 4.176,00</text:p>
          </table:table-cell>
          <table:table-cell table:style-name="ce113" table:formula="of:=MIN([.C5:.E5])" office:value-type="currency" office:currency="BRL" office:value="3300" calcext:value-type="currency">
            <text:p>R$ 3.300,00</text:p>
          </table:table-cell>
          <table:table-cell table:style-name="ce115" table:formula="of:=AVERAGE([.C5:.E5])" office:value-type="currency" office:currency="BRL" office:value="3724" calcext:value-type="currency">
            <text:p>R$ 3.724,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ego</text:p>
          </table:table-cell>
          <table:table-cell office:value-type="currency" office:currency="BRL" office:value="8000" calcext:value-type="currency">
            <text:p>R$ 8.000,00</text:p>
          </table:table-cell>
          <table:table-cell office:value-type="currency" office:currency="BRL" office:value="8690" calcext:value-type="currency">
            <text:p>R$ 8.690,00</text:p>
          </table:table-cell>
          <table:table-cell office:value-type="currency" office:currency="BRL" office:value="10125" calcext:value-type="currency">
            <text:p>R$ 10.125,00</text:p>
          </table:table-cell>
          <table:table-cell table:formula="of:=SUM([.C6:.E6])" office:value-type="currency" office:currency="BRL" office:value="26815" calcext:value-type="currency">
            <text:p>R$ 26.815,00</text:p>
          </table:table-cell>
          <table:table-cell table:style-name="ce113" table:formula="of:=MAX([.C6:.E6])" office:value-type="currency" office:currency="BRL" office:value="10125" calcext:value-type="currency">
            <text:p>R$ 10.125,00</text:p>
          </table:table-cell>
          <table:table-cell table:style-name="ce113" table:formula="of:=MIN([.C6:.E6])" office:value-type="currency" office:currency="BRL" office:value="8000" calcext:value-type="currency">
            <text:p>R$ 8.000,00</text:p>
          </table:table-cell>
          <table:table-cell table:style-name="ce115" table:formula="of:=AVERAGE([.C6:.E6])" office:value-type="currency" office:currency="BRL" office:value="8938.33333333333" calcext:value-type="currency">
            <text:p>R$ 8.938,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icate</text:p>
          </table:table-cell>
          <table:table-cell office:value-type="currency" office:currency="BRL" office:value="4557" calcext:value-type="currency">
            <text:p>R$ 4.557,00</text:p>
          </table:table-cell>
          <table:table-cell office:value-type="currency" office:currency="BRL" office:value="5104" calcext:value-type="currency">
            <text:p>R$ 5.104,00</text:p>
          </table:table-cell>
          <table:table-cell office:value-type="currency" office:currency="BRL" office:value="5676" calcext:value-type="currency">
            <text:p>R$ 5.676,00</text:p>
          </table:table-cell>
          <table:table-cell table:formula="of:=SUM([.C7:.E7])" office:value-type="currency" office:currency="BRL" office:value="15337" calcext:value-type="currency">
            <text:p>R$ 15.337,00</text:p>
          </table:table-cell>
          <table:table-cell table:style-name="ce113" table:formula="of:=MAX([.C7:.E7])" office:value-type="currency" office:currency="BRL" office:value="5676" calcext:value-type="currency">
            <text:p>R$ 5.676,00</text:p>
          </table:table-cell>
          <table:table-cell table:style-name="ce113" table:formula="of:=MIN([.C7:.E7])" office:value-type="currency" office:currency="BRL" office:value="4557" calcext:value-type="currency">
            <text:p>R$ 4.557,00</text:p>
          </table:table-cell>
          <table:table-cell table:style-name="ce115" table:formula="of:=AVERAGE([.C7:.E7])" office:value-type="currency" office:currency="BRL" office:value="5112.33333333333" calcext:value-type="currency">
            <text:p>R$ 5.112,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rtelo</text:p>
          </table:table-cell>
          <table:table-cell office:value-type="currency" office:currency="BRL" office:value="3260" calcext:value-type="currency">
            <text:p>R$ 3.260,00</text:p>
          </table:table-cell>
          <table:table-cell office:value-type="currency" office:currency="BRL" office:value="3640" calcext:value-type="currency">
            <text:p>R$ 3.640,00</text:p>
          </table:table-cell>
          <table:table-cell office:value-type="currency" office:currency="BRL" office:value="4113" calcext:value-type="currency">
            <text:p>R$ 4.113,00</text:p>
          </table:table-cell>
          <table:table-cell table:formula="of:=SUM([.C8:.E8])" office:value-type="currency" office:currency="BRL" office:value="11013" calcext:value-type="currency">
            <text:p>R$ 11.013,00</text:p>
          </table:table-cell>
          <table:table-cell table:style-name="ce113" table:formula="of:=MAX([.C8:.E8])" office:value-type="currency" office:currency="BRL" office:value="4113" calcext:value-type="currency">
            <text:p>R$ 4.113,00</text:p>
          </table:table-cell>
          <table:table-cell table:style-name="ce113" table:formula="of:=MIN([.C8:.E8])" office:value-type="currency" office:currency="BRL" office:value="3260" calcext:value-type="currency">
            <text:p>R$ 3.260,00</text:p>
          </table:table-cell>
          <table:table-cell table:style-name="ce115" table:formula="of:=AVERAGE([.C8:.E8])" office:value-type="currency" office:currency="BRL" office:value="3671" calcext:value-type="currency">
            <text:p>R$ 3.671,00</text:p>
          </table:table-cell>
        </table:table-row>
        <table:table-row table:style-name="ro2">
          <table:table-cell table:style-name="ce104" office:value-type="string" calcext:value-type="string">
            <text:p>Totais</text:p>
          </table:table-cell>
          <table:table-cell table:style-name="ce104" office:value-type="string" calcext:value-type="string">
            <text:p>=</text:p>
          </table:table-cell>
          <table:table-cell table:style-name="ce110" table:formula="of:=SUM([.C3:.C8])" office:value-type="currency" office:currency="BRL" office:value="29867" calcext:value-type="currency">
            <text:p>R$ 29.867,00</text:p>
          </table:table-cell>
          <table:table-cell table:style-name="ce110" table:formula="of:=SUM([.D3:.D8])" office:value-type="currency" office:currency="BRL" office:value="33170" calcext:value-type="currency">
            <text:p>R$ 33.170,00</text:p>
          </table:table-cell>
          <table:table-cell table:style-name="ce110" table:formula="of:=SUM([.E3:.E8])" office:value-type="currency" office:currency="BRL" office:value="37696" calcext:value-type="currency">
            <text:p>R$ 37.696,00</text:p>
          </table:table-cell>
          <table:table-cell table:style-name="ce114" office:value-type="currency" office:currency="BRL" office:value="100733" calcext:value-type="currency" table:number-columns-spanned="1" table:number-rows-spanned="2">
            <text:p>R$ 100.733,00</text:p>
          </table:table-cell>
          <table:table-cell table:number-columns-repeated="3"/>
        </table:table-row>
        <table:table-row table:style-name="ro2">
          <table:table-cell table:style-name="ce104" office:value-type="string" calcext:value-type="string" table:number-columns-spanned="5" table:number-rows-spanned="1">
            <text:p>Total do 1 Semestre:</text:p>
          </table:table-cell>
          <table:covered-table-cell table:number-columns-repeated="2" table:style-name="ce108"/>
          <table:covered-table-cell table:number-columns-repeated="3" table:style-name="ce112"/>
          <table:table-cell table:number-columns-repeated="3"/>
        </table:table-row>
        <table:table-row table:style-name="ro2" table:number-rows-repeated="9">
          <table:table-cell table:style-name="Default" table:number-columns-repeated="6"/>
          <table:table-cell table:number-columns-repeated="3"/>
        </table:table-row>
        <table:table-row table:style-name="ro2">
          <table:table-cell office:value-type="string" calcext:value-type="string">
            <text:p>Código</text:p>
          </table:table-cell>
          <table:table-cell table:style-name="ce106" office:value-type="string" calcext:value-type="string">
            <text:p>Produto</text:p>
          </table:table-cell>
          <table:table-cell table:style-name="ce106" office:value-type="string" calcext:value-type="string">
            <text:p>Abr</text:p>
          </table:table-cell>
          <table:table-cell table:style-name="ce111" office:value-type="string" calcext:value-type="string">
            <text:p>Mai</text:p>
          </table:table-cell>
          <table:table-cell table:style-name="ce103" office:value-type="string" calcext:value-type="string">
            <text:p>Jun</text:p>
          </table:table-cell>
          <table:table-cell table:style-name="ce106" office:value-type="string" calcext:value-type="string">
            <text:p>Total 2º Trim.</text:p>
          </table:table-cell>
          <table:table-cell table:style-name="ce106" office:value-type="string" calcext:value-type="string">
            <text:p>Máximo</text:p>
          </table:table-cell>
          <table:table-cell table:style-name="ce106" office:value-type="string" calcext:value-type="string">
            <text:p>Mínimo</text:p>
          </table:table-cell>
          <table:table-cell table:style-name="ce111" office:value-type="string" calcext:value-type="string">
            <text:p>Médi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rca</text:p>
          </table:table-cell>
          <table:table-cell office:value-type="currency" office:currency="BRL" office:value="6265" calcext:value-type="currency">
            <text:p>R$ 6.265,00</text:p>
          </table:table-cell>
          <table:table-cell office:value-type="currency" office:currency="BRL" office:value="6954" calcext:value-type="currency">
            <text:p>R$ 6.954,00</text:p>
          </table:table-cell>
          <table:table-cell office:value-type="currency" office:currency="BRL" office:value="7858" calcext:value-type="currency">
            <text:p>R$ 7.858,00</text:p>
          </table:table-cell>
          <table:table-cell table:formula="of:=SUM([.C21:.E21])" office:value-type="currency" office:currency="BRL" office:value="21077" calcext:value-type="currency">
            <text:p>R$ 21.077,00</text:p>
          </table:table-cell>
          <table:table-cell table:style-name="ce113" table:formula="of:=MAX([.C21:.E21])" office:value-type="currency" office:currency="BRL" office:value="7858" calcext:value-type="currency">
            <text:p>R$ 7.858,00</text:p>
          </table:table-cell>
          <table:table-cell table:style-name="ce113" table:formula="of:=MIN([.C21:.E21])" office:value-type="currency" office:currency="BRL" office:value="6265" calcext:value-type="currency">
            <text:p>R$ 6.265,00</text:p>
          </table:table-cell>
          <table:table-cell table:style-name="ce115" table:formula="of:=AVERAGE([.C21:.E21])" office:value-type="currency" office:currency="BRL" office:value="7025.66666666667" calcext:value-type="currency">
            <text:p>R$ 7.025,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rafuso</text:p>
          </table:table-cell>
          <table:table-cell office:value-type="currency" office:currency="BRL" office:value="8701" calcext:value-type="currency">
            <text:p>R$ 8.701,00</text:p>
          </table:table-cell>
          <table:table-cell office:value-type="currency" office:currency="BRL" office:value="9658" calcext:value-type="currency">
            <text:p>R$ 9.658,00</text:p>
          </table:table-cell>
          <table:table-cell office:value-type="currency" office:currency="BRL" office:value="10197" calcext:value-type="currency">
            <text:p>R$ 10.197,00</text:p>
          </table:table-cell>
          <table:table-cell table:formula="of:=SUM([.C22:.E22])" office:value-type="currency" office:currency="BRL" office:value="28556" calcext:value-type="currency">
            <text:p>R$ 28.556,00</text:p>
          </table:table-cell>
          <table:table-cell table:style-name="ce113" table:formula="of:=MAX([.C22:.E22])" office:value-type="currency" office:currency="BRL" office:value="10197" calcext:value-type="currency">
            <text:p>R$ 10.197,00</text:p>
          </table:table-cell>
          <table:table-cell table:style-name="ce113" table:formula="of:=MIN([.C22:.E22])" office:value-type="currency" office:currency="BRL" office:value="8701" calcext:value-type="currency">
            <text:p>R$ 8.701,00</text:p>
          </table:table-cell>
          <table:table-cell table:style-name="ce115" table:formula="of:=AVERAGE([.C22:.E22])" office:value-type="currency" office:currency="BRL" office:value="9518.66666666667" calcext:value-type="currency">
            <text:p>R$ 9.518,6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rruela</text:p>
          </table:table-cell>
          <table:table-cell office:value-type="currency" office:currency="BRL" office:value="4569" calcext:value-type="currency">
            <text:p>R$ 4.569,00</text:p>
          </table:table-cell>
          <table:table-cell office:value-type="currency" office:currency="BRL" office:value="5099" calcext:value-type="currency">
            <text:p>R$ 5.099,00</text:p>
          </table:table-cell>
          <table:table-cell office:value-type="currency" office:currency="BRL" office:value="5769" calcext:value-type="currency">
            <text:p>R$ 5.769,00</text:p>
          </table:table-cell>
          <table:table-cell table:formula="of:=SUM([.C23:.E23])" office:value-type="currency" office:currency="BRL" office:value="15437" calcext:value-type="currency">
            <text:p>R$ 15.437,00</text:p>
          </table:table-cell>
          <table:table-cell table:style-name="ce113" table:formula="of:=MAX([.C23:.E23])" office:value-type="currency" office:currency="BRL" office:value="5769" calcext:value-type="currency">
            <text:p>R$ 5.769,00</text:p>
          </table:table-cell>
          <table:table-cell table:style-name="ce113" table:formula="of:=MIN([.C23:.E23])" office:value-type="currency" office:currency="BRL" office:value="4569" calcext:value-type="currency">
            <text:p>R$ 4.569,00</text:p>
          </table:table-cell>
          <table:table-cell table:style-name="ce115" table:formula="of:=AVERAGE([.C23:.E23])" office:value-type="currency" office:currency="BRL" office:value="5145.66666666667" calcext:value-type="currency">
            <text:p>R$ 5.145,6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ego</text:p>
          </table:table-cell>
          <table:table-cell office:value-type="currency" office:currency="BRL" office:value="12341" calcext:value-type="currency">
            <text:p>R$ 12.341,00</text:p>
          </table:table-cell>
          <table:table-cell office:value-type="currency" office:currency="BRL" office:value="12365" calcext:value-type="currency">
            <text:p>R$ 12.365,00</text:p>
          </table:table-cell>
          <table:table-cell office:value-type="currency" office:currency="BRL" office:value="13969" calcext:value-type="currency">
            <text:p>R$ 13.969,00</text:p>
          </table:table-cell>
          <table:table-cell table:formula="of:=SUM([.C24:.E24])" office:value-type="currency" office:currency="BRL" office:value="38675" calcext:value-type="currency">
            <text:p>R$ 38.675,00</text:p>
          </table:table-cell>
          <table:table-cell table:style-name="ce113" table:formula="of:=MAX([.C24:.E24])" office:value-type="currency" office:currency="BRL" office:value="13969" calcext:value-type="currency">
            <text:p>R$ 13.969,00</text:p>
          </table:table-cell>
          <table:table-cell table:style-name="ce113" table:formula="of:=MIN([.C24:.E24])" office:value-type="currency" office:currency="BRL" office:value="12341" calcext:value-type="currency">
            <text:p>R$ 12.341,00</text:p>
          </table:table-cell>
          <table:table-cell table:style-name="ce115" table:formula="of:=AVERAGE([.C24:.E24])" office:value-type="currency" office:currency="BRL" office:value="12891.6666666667" calcext:value-type="currency">
            <text:p>R$ 12.891,6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icate</text:p>
          </table:table-cell>
          <table:table-cell office:value-type="currency" office:currency="BRL" office:value="6344" calcext:value-type="currency">
            <text:p>R$ 6.344,00</text:p>
          </table:table-cell>
          <table:table-cell office:value-type="currency" office:currency="BRL" office:value="7042" calcext:value-type="currency">
            <text:p>R$ 7.042,00</text:p>
          </table:table-cell>
          <table:table-cell office:value-type="currency" office:currency="BRL" office:value="7957" calcext:value-type="currency">
            <text:p>R$ 7.957,00</text:p>
          </table:table-cell>
          <table:table-cell table:formula="of:=SUM([.C25:.E25])" office:value-type="currency" office:currency="BRL" office:value="21343" calcext:value-type="currency">
            <text:p>R$ 21.343,00</text:p>
          </table:table-cell>
          <table:table-cell table:style-name="ce113" table:formula="of:=MAX([.C25:.E25])" office:value-type="currency" office:currency="BRL" office:value="7957" calcext:value-type="currency">
            <text:p>R$ 7.957,00</text:p>
          </table:table-cell>
          <table:table-cell table:style-name="ce113" table:formula="of:=MIN([.C25:.E25])" office:value-type="currency" office:currency="BRL" office:value="6344" calcext:value-type="currency">
            <text:p>R$ 6.344,00</text:p>
          </table:table-cell>
          <table:table-cell table:style-name="ce115" table:formula="of:=AVERAGE([.C25:.E25])" office:value-type="currency" office:currency="BRL" office:value="7114.33333333333" calcext:value-type="currency">
            <text:p>R$ 7.114,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rtelo</text:p>
          </table:table-cell>
          <table:table-cell office:value-type="currency" office:currency="BRL" office:value="4525" calcext:value-type="currency">
            <text:p>R$ 4.525,00</text:p>
          </table:table-cell>
          <table:table-cell office:value-type="currency" office:currency="BRL" office:value="5022" calcext:value-type="currency">
            <text:p>R$ 5.022,00</text:p>
          </table:table-cell>
          <table:table-cell office:value-type="currency" office:currency="BRL" office:value="5671" calcext:value-type="currency">
            <text:p>R$ 5.671,00</text:p>
          </table:table-cell>
          <table:table-cell table:formula="of:=SUM([.C26:.E26])" office:value-type="currency" office:currency="BRL" office:value="15218" calcext:value-type="currency">
            <text:p>R$ 15.218,00</text:p>
          </table:table-cell>
          <table:table-cell table:style-name="ce113" table:formula="of:=MAX([.C26:.E26])" office:value-type="currency" office:currency="BRL" office:value="5671" calcext:value-type="currency">
            <text:p>R$ 5.671,00</text:p>
          </table:table-cell>
          <table:table-cell table:style-name="ce113" table:formula="of:=MIN([.C26:.E26])" office:value-type="currency" office:currency="BRL" office:value="4525" calcext:value-type="currency">
            <text:p>R$ 4.525,00</text:p>
          </table:table-cell>
          <table:table-cell table:style-name="ce115" table:formula="of:=AVERAGE([.C26:.E26])" office:value-type="currency" office:currency="BRL" office:value="5072.66666666667" calcext:value-type="currency">
            <text:p>R$ 5.072,67</text:p>
          </table:table-cell>
        </table:table-row>
        <table:table-row table:style-name="ro2">
          <table:table-cell table:style-name="ce105" office:value-type="string" calcext:value-type="string">
            <text:p>Totais</text:p>
          </table:table-cell>
          <table:table-cell table:style-name="ce104" office:value-type="string" calcext:value-type="string">
            <text:p>=</text:p>
          </table:table-cell>
          <table:table-cell table:style-name="ce110" table:formula="of:=SUM([.C21:.C26])" office:value-type="currency" office:currency="BRL" office:value="42745" calcext:value-type="currency">
            <text:p>R$ 42.745,00</text:p>
          </table:table-cell>
          <table:table-cell table:style-name="ce110" table:formula="of:=SUM([.D21:.D26])" office:value-type="currency" office:currency="BRL" office:value="46140" calcext:value-type="currency">
            <text:p>R$ 46.140,00</text:p>
          </table:table-cell>
          <table:table-cell table:style-name="ce110" table:formula="of:=SUM([.E21:.E26])" office:value-type="currency" office:currency="BRL" office:value="51421" calcext:value-type="currency">
            <text:p>R$ 51.421,00</text:p>
          </table:table-cell>
          <table:table-cell table:style-name="ce114" office:value-type="currency" office:currency="BRL" office:value="140306" calcext:value-type="currency" table:number-columns-spanned="1" table:number-rows-spanned="2">
            <text:p>R$ 140.306,00</text:p>
          </table:table-cell>
          <table:table-cell table:number-columns-repeated="3"/>
        </table:table-row>
        <table:table-row table:style-name="ro2">
          <table:table-cell table:style-name="ce104" office:value-type="string" calcext:value-type="string" table:number-columns-spanned="5" table:number-rows-spanned="1">
            <text:p>Total do 2 Semestre:</text:p>
          </table:table-cell>
          <table:covered-table-cell table:number-columns-repeated="2" table:style-name="Default"/>
          <table:covered-table-cell table:number-columns-repeated="3" table:style-name="ce112"/>
          <table:table-cell table:number-columns-repeated="3"/>
        </table:table-row>
      </table:table>
      <table:table table:name="Exercício 2" table:style-name="ta1">
        <table:table-column table:style-name="co9" table:default-cell-style-name="ce117"/>
        <table:table-column table:style-name="co10" table:default-cell-style-name="ce109"/>
        <table:table-column table:style-name="co11" table:default-cell-style-name="ce109"/>
        <table:table-column table:style-name="co12" table:default-cell-style-name="ce109"/>
        <table:table-column table:style-name="co11" table:default-cell-style-name="ce109"/>
        <table:table-column table:style-name="co13" table:default-cell-style-name="ce109"/>
        <table:table-column table:style-name="co14" table:default-cell-style-name="ce125"/>
        <table:table-row table:style-name="ro2">
          <table:table-cell table:style-name="ce116" office:value-type="string" calcext:value-type="string" table:number-columns-spanned="7" table:number-rows-spanned="1">
            <text:p>CONTAS A PAGAR</text:p>
          </table:table-cell>
          <table:covered-table-cell table:number-columns-repeated="6" table:style-name="ce121"/>
        </table:table-row>
        <table:table-row table:style-name="ro2">
          <table:table-cell/>
          <table:table-cell table:style-name="ce122" office:value-type="string" calcext:value-type="string">
            <text:p>JANEIRO</text:p>
          </table:table-cell>
          <table:table-cell table:style-name="ce122" office:value-type="string" calcext:value-type="string">
            <text:p>FEVEREIRO</text:p>
          </table:table-cell>
          <table:table-cell table:style-name="ce122" office:value-type="string" calcext:value-type="string">
            <text:p>MARÇO</text:p>
          </table:table-cell>
          <table:table-cell table:style-name="ce122" office:value-type="string" calcext:value-type="string">
            <text:p>ABRIL</text:p>
          </table:table-cell>
          <table:table-cell table:style-name="ce122" office:value-type="string" calcext:value-type="string">
            <text:p>MAIO</text:p>
          </table:table-cell>
          <table:table-cell table:style-name="ce124" office:value-type="string" calcext:value-type="string">
            <text:p>JUNHO</text:p>
          </table:table-cell>
        </table:table-row>
        <table:table-row table:style-name="ro2">
          <table:table-cell office:value-type="string" calcext:value-type="string">
            <text:p>SALÁRIO</text:p>
          </table:table-cell>
          <table:table-cell office:value-type="currency" office:currency="BRL" office:value="500" calcext:value-type="currency">
            <text:p>R$ 500,00</text:p>
          </table:table-cell>
          <table:table-cell office:value-type="currency" office:currency="BRL" office:value="750" calcext:value-type="currency">
            <text:p>R$ 750,00</text:p>
          </table:table-cell>
          <table:table-cell office:value-type="currency" office:currency="BRL" office:value="800" calcext:value-type="currency">
            <text:p>R$ 800,00</text:p>
          </table:table-cell>
          <table:table-cell office:value-type="currency" office:currency="BRL" office:value="700" calcext:value-type="currency">
            <text:p>R$ 700,00</text:p>
          </table:table-cell>
          <table:table-cell office:value-type="currency" office:currency="BRL" office:value="654" calcext:value-type="currency">
            <text:p>R$ 654,00</text:p>
          </table:table-cell>
          <table:table-cell office:value-type="currency" office:currency="BRL" office:value="700" calcext:value-type="currency">
            <text:p>R$ 700,00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118" office:value-type="string" calcext:value-type="string">
            <text:p>CONTA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ÁGUA</text:p>
          </table:table-cell>
          <table:table-cell office:value-type="currency" office:currency="BRL" office:value="10" calcext:value-type="currency">
            <text:p>R$ 10,00</text:p>
          </table:table-cell>
          <table:table-cell table:number-columns-repeated="2" office:value-type="currency" office:currency="BRL" office:value="15" calcext:value-type="currency">
            <text:p>R$ 15,00</text:p>
          </table:table-cell>
          <table:table-cell table:number-columns-repeated="2" office:value-type="currency" office:currency="BRL" office:value="12" calcext:value-type="currency">
            <text:p>R$ 12,00</text:p>
          </table:table-cell>
          <table:table-cell office:value-type="currency" office:currency="BRL" office:value="11" calcext:value-type="currency">
            <text:p>R$ 11,00</text:p>
          </table:table-cell>
        </table:table-row>
        <table:table-row table:style-name="ro2">
          <table:table-cell office:value-type="string" calcext:value-type="string">
            <text:p>LUZ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54" calcext:value-type="currency">
            <text:p>R$ 54,00</text:p>
          </table:table-cell>
          <table:table-cell office:value-type="currency" office:currency="BRL" office:value="55" calcext:value-type="currency">
            <text:p>R$ 55,00</text:p>
          </table:table-cell>
          <table:table-cell office:value-type="currency" office:currency="BRL" office:value="54" calcext:value-type="currency">
            <text:p>R$ 54,00</text:p>
          </table:table-cell>
          <table:table-cell office:value-type="currency" office:currency="BRL" office:value="56" calcext:value-type="currency">
            <text:p>R$ 56,00</text:p>
          </table:table-cell>
        </table:table-row>
        <table:table-row table:style-name="ro2">
          <table:table-cell office:value-type="string" calcext:value-type="string">
            <text:p>ESCOLA</text:p>
          </table:table-cell>
          <table:table-cell office:value-type="currency" office:currency="BRL" office:value="300" calcext:value-type="currency">
            <text:p>R$ 300,00</text:p>
          </table:table-cell>
          <table:table-cell office:value-type="currency" office:currency="BRL" office:value="250" calcext:value-type="currency">
            <text:p>R$ 250,00</text:p>
          </table:table-cell>
          <table:table-cell table:number-columns-repeated="2" office:value-type="currency" office:currency="BRL" office:value="300" calcext:value-type="currency">
            <text:p>R$ 300,00</text:p>
          </table:table-cell>
          <table:table-cell table:number-columns-repeated="2" office:value-type="currency" office:currency="BRL" office:value="200" calcext:value-type="currency">
            <text:p>R$ 200,00</text:p>
          </table:table-cell>
        </table:table-row>
        <table:table-row table:style-name="ro2">
          <table:table-cell office:value-type="string" calcext:value-type="string">
            <text:p>IPTU</text:p>
          </table:table-cell>
          <table:table-cell table:number-columns-repeated="6" office:value-type="currency" office:currency="BRL" office:value="40" calcext:value-type="currency">
            <text:p>R$ 40,00</text:p>
          </table:table-cell>
        </table:table-row>
        <table:table-row table:style-name="ro2">
          <table:table-cell office:value-type="string" calcext:value-type="string">
            <text:p>IPVA</text:p>
          </table:table-cell>
          <table:table-cell office:value-type="currency" office:currency="BRL" office:value="10" calcext:value-type="currency">
            <text:p>R$ 10,00</text:p>
          </table:table-cell>
          <table:table-cell office:value-type="currency" office:currency="BRL" office:value="15" calcext:value-type="currency">
            <text:p>R$ 15,00</text:p>
          </table:table-cell>
          <table:table-cell office:value-type="currency" office:currency="BRL" office:value="14" calcext:value-type="currency">
            <text:p>R$ 14,00</text:p>
          </table:table-cell>
          <table:table-cell office:value-type="currency" office:currency="BRL" office:value="15" calcext:value-type="currency">
            <text:p>R$ 15,00</text:p>
          </table:table-cell>
          <table:table-cell office:value-type="currency" office:currency="BRL" office:value="20" calcext:value-type="currency">
            <text:p>R$ 20,00</text:p>
          </table:table-cell>
          <table:table-cell office:value-type="currency" office:currency="BRL" office:value="31" calcext:value-type="currency">
            <text:p>R$ 31,00</text:p>
          </table:table-cell>
        </table:table-row>
        <table:table-row table:style-name="ro2">
          <table:table-cell table:style-name="ce119" office:value-type="string" calcext:value-type="string">
            <text:p>SHOPPING</text:p>
          </table:table-cell>
          <table:table-cell office:value-type="currency" office:currency="BRL" office:value="120" calcext:value-type="currency">
            <text:p>R$ 120,00</text:p>
          </table:table-cell>
          <table:table-cell office:value-type="currency" office:currency="BRL" office:value="150" calcext:value-type="currency">
            <text:p>R$ 150,00</text:p>
          </table:table-cell>
          <table:table-cell office:value-type="currency" office:currency="BRL" office:value="130" calcext:value-type="currency">
            <text:p>R$ 130,00</text:p>
          </table:table-cell>
          <table:table-cell office:value-type="currency" office:currency="BRL" office:value="200" calcext:value-type="currency">
            <text:p>R$ 200,00</text:p>
          </table:table-cell>
          <table:table-cell office:value-type="currency" office:currency="BRL" office:value="150" calcext:value-type="currency">
            <text:p>R$ 150,00</text:p>
          </table:table-cell>
          <table:table-cell office:value-type="currency" office:currency="BRL" office:value="190" calcext:value-type="currency">
            <text:p>R$ 190,00</text:p>
          </table:table-cell>
        </table:table-row>
        <table:table-row table:style-name="ro2">
          <table:table-cell office:value-type="string" calcext:value-type="string">
            <text:p>COMBUSTÍVEL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65" calcext:value-type="currency">
            <text:p>R$ 65,00</text:p>
          </table:table-cell>
          <table:table-cell office:value-type="currency" office:currency="BRL" office:value="70" calcext:value-type="currency">
            <text:p>R$ 70,00</text:p>
          </table:table-cell>
          <table:table-cell office:value-type="currency" office:currency="BRL" office:value="65" calcext:value-type="currency">
            <text:p>R$ 65,00</text:p>
          </table:table-cell>
          <table:table-cell office:value-type="currency" office:currency="BRL" office:value="85" calcext:value-type="currency">
            <text:p>R$ 85,00</text:p>
          </table:table-cell>
        </table:table-row>
        <table:table-row table:style-name="ro2">
          <table:table-cell office:value-type="string" calcext:value-type="string">
            <text:p>ACADEMIA</text:p>
          </table:table-cell>
          <table:table-cell table:number-columns-repeated="4" office:value-type="currency" office:currency="BRL" office:value="145" calcext:value-type="currency">
            <text:p>R$ 145,00</text:p>
          </table:table-cell>
          <table:table-cell office:value-type="currency" office:currency="BRL" office:value="100" calcext:value-type="currency">
            <text:p>R$ 100,00</text:p>
          </table:table-cell>
          <table:table-cell office:value-type="currency" office:currency="BRL" office:value="145" calcext:value-type="currency">
            <text:p>R$ 145,00</text:p>
          </table:table-cell>
        </table:table-row>
        <table:table-row table:style-name="ro2">
          <table:table-cell table:style-name="ce120" office:value-type="string" calcext:value-type="string">
            <text:p>TOTAL DE CONTAS</text:p>
          </table:table-cell>
          <table:table-cell table:style-name="ce123" table:formula="of:=SUM([.B6:.B13])" office:value-type="currency" office:currency="BRL" office:value="725" calcext:value-type="currency">
            <text:p>R$ 725,00</text:p>
          </table:table-cell>
          <table:table-cell table:style-name="ce123" table:formula="of:=SUM([.C6:.C13])" office:value-type="currency" office:currency="BRL" office:value="735" calcext:value-type="currency">
            <text:p>R$ 735,00</text:p>
          </table:table-cell>
          <table:table-cell table:style-name="ce123" table:formula="of:=SUM([.D6:.D13])" office:value-type="currency" office:currency="BRL" office:value="763" calcext:value-type="currency">
            <text:p>R$ 763,00</text:p>
          </table:table-cell>
          <table:table-cell table:style-name="ce123" table:formula="of:=SUM([.E6:.E13])" office:value-type="currency" office:currency="BRL" office:value="837" calcext:value-type="currency">
            <text:p>R$ 837,00</text:p>
          </table:table-cell>
          <table:table-cell table:style-name="ce123" table:formula="of:=SUM([.F6:.F13])" office:value-type="currency" office:currency="BRL" office:value="641" calcext:value-type="currency">
            <text:p>R$ 641,00</text:p>
          </table:table-cell>
          <table:table-cell table:style-name="ce123" table:formula="of:=SUM([.G6:.G13])" office:value-type="currency" office:currency="BRL" office:value="758" calcext:value-type="currency">
            <text:p>R$ 758,00</text:p>
          </table:table-cell>
        </table:table-row>
        <table:table-row table:style-name="ro2">
          <table:table-cell table:style-name="ce120" office:value-type="string" calcext:value-type="string">
            <text:p>SALDO FINAL</text:p>
          </table:table-cell>
          <table:table-cell table:style-name="ce123" table:formula="of:=([.B3]-[.B14])" office:value-type="currency" office:currency="BRL" office:value="-225" calcext:value-type="currency">
            <text:p>-R$ 225,00</text:p>
          </table:table-cell>
          <table:table-cell table:style-name="ce123" table:formula="of:=([.C3]-[.C14])" office:value-type="currency" office:currency="BRL" office:value="15" calcext:value-type="currency">
            <text:p>R$ 15,00</text:p>
          </table:table-cell>
          <table:table-cell table:style-name="ce123" table:formula="of:=([.D3]-[.D14])" office:value-type="currency" office:currency="BRL" office:value="37" calcext:value-type="currency">
            <text:p>R$ 37,00</text:p>
          </table:table-cell>
          <table:table-cell table:style-name="ce123" table:formula="of:=([.E3]-[.E14])" office:value-type="currency" office:currency="BRL" office:value="-137" calcext:value-type="currency">
            <text:p>-R$ 137,00</text:p>
          </table:table-cell>
          <table:table-cell table:style-name="ce123" table:formula="of:=([.F3]-[.F14])" office:value-type="currency" office:currency="BRL" office:value="13" calcext:value-type="currency">
            <text:p>R$ 13,00</text:p>
          </table:table-cell>
          <table:table-cell table:style-name="ce123" table:formula="of:=([.G3]-[.G14])" office:value-type="currency" office:currency="BRL" office:value="-58" calcext:value-type="currency">
            <text:p>-R$ 58,00</text:p>
          </table:table-cell>
        </table:table-row>
      </table:table>
      <table:table table:name="Exercício 3" table:style-name="ta1">
        <table:table-column table:style-name="co15" table:default-cell-style-name="ce128"/>
        <table:table-column table:style-name="co1" table:default-cell-style-name="ce107"/>
        <table:table-column table:style-name="co1" table:default-cell-style-name="ce130"/>
        <table:table-column table:style-name="co1" table:number-columns-repeated="2" table:default-cell-style-name="ce131"/>
        <table:table-column table:style-name="co1" table:default-cell-style-name="ce132"/>
        <table:table-column table:style-name="co16" table:default-cell-style-name="ce132"/>
        <table:table-column table:style-name="co14" table:default-cell-style-name="ce132"/>
        <table:table-row table:style-name="ro2">
          <table:table-cell table:style-name="ce126" office:value-type="string" calcext:value-type="string" table:number-columns-spanned="8" table:number-rows-spanned="1">
            <text:p>Araras Informática - Hardware e Software</text:p>
          </table:table-cell>
          <table:covered-table-cell table:number-columns-repeated="7" table:style-name="Default"/>
        </table:table-row>
        <table:table-row table:style-name="ro2">
          <table:table-cell table:style-name="ce127" office:value-type="string" calcext:value-type="string" table:number-columns-spanned="4" table:number-rows-spanned="1">
            <text:p>Rua São Francisco de Assis, 123 – Resende - RJ</text:p>
          </table:table-cell>
          <table:covered-table-cell table:number-columns-repeated="3" table:style-name="Default"/>
          <table:table-cell table:style-name="Default" table:number-columns-repeated="4"/>
        </table:table-row>
        <table:table-row table:style-name="ro2">
          <table:table-cell office:value-type="string" calcext:value-type="string">
            <text:p>Nº</text:p>
          </table:table-cell>
          <table:table-cell table:style-name="ce129" office:value-type="string" calcext:value-type="string">
            <text:p>NOME</text:p>
          </table:table-cell>
          <table:table-cell table:style-name="ce129" office:value-type="string" calcext:value-type="string">
            <text:p>Salário Bruto</text:p>
          </table:table-cell>
          <table:table-cell table:style-name="ce129" office:value-type="string" calcext:value-type="string">
            <text:p>INSS</text:p>
          </table:table-cell>
          <table:table-cell table:style-name="ce129" office:value-type="string" calcext:value-type="string">
            <text:p>Gratificação</text:p>
          </table:table-cell>
          <table:table-cell table:style-name="ce129" office:value-type="string" calcext:value-type="string">
            <text:p>INSS R$</text:p>
          </table:table-cell>
          <table:table-cell table:style-name="ce107" office:value-type="string" calcext:value-type="string">
            <text:p>Gratificação R$</text:p>
          </table:table-cell>
          <table:table-cell table:style-name="ce133" office:value-type="string" calcext:value-type="string">
            <text:p>Salário Líquid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duardo</text:p>
          </table:table-cell>
          <table:table-cell office:value-type="currency" office:currency="BRL" office:value="853" calcext:value-type="currency">
            <text:p>R$ 853,00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" calcext:value-type="percentage">
            <text:p>9,00%</text:p>
          </table:table-cell>
          <table:table-cell table:formula="of:=([.C4]*[.D4])" office:value-type="currency" office:currency="BRL" office:value="85.3" calcext:value-type="currency">
            <text:p>R$ 85,30</text:p>
          </table:table-cell>
          <table:table-cell table:formula="of:=([.C4]*[.E4])" office:value-type="currency" office:currency="BRL" office:value="76.77" calcext:value-type="currency">
            <text:p>R$ 76,77</text:p>
          </table:table-cell>
          <table:table-cell table:formula="of:=([.C4]+[.G4]-[.F4])" office:value-type="currency" office:currency="BRL" office:value="844.47" calcext:value-type="currency">
            <text:p>R$ 844,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ria </text:p>
          </table:table-cell>
          <table:table-cell office:value-type="currency" office:currency="BRL" office:value="951" calcext:value-type="currency">
            <text:p>R$ 951,00</text:p>
          </table:table-cell>
          <table:table-cell office:value-type="percentage" office:value="0.0999" calcext:value-type="percentage">
            <text:p>9,99%</text:p>
          </table:table-cell>
          <table:table-cell office:value-type="percentage" office:value="0.08" calcext:value-type="percentage">
            <text:p>8,00%</text:p>
          </table:table-cell>
          <table:table-cell table:formula="of:=([.C5]*[.D5])" office:value-type="currency" office:currency="BRL" office:value="95.0049" calcext:value-type="currency">
            <text:p>R$ 95,00</text:p>
          </table:table-cell>
          <table:table-cell table:formula="of:=([.C5]*[.E5])" office:value-type="currency" office:currency="BRL" office:value="76.08" calcext:value-type="currency">
            <text:p>R$ 76,08</text:p>
          </table:table-cell>
          <table:table-cell table:formula="of:=([.C5]+[.G5]-[.F5])" office:value-type="currency" office:currency="BRL" office:value="932.0751" calcext:value-type="currency">
            <text:p>R$ 932,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elena</text:p>
          </table:table-cell>
          <table:table-cell office:value-type="currency" office:currency="BRL" office:value="456" calcext:value-type="currency">
            <text:p>R$ 456,00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6" calcext:value-type="percentage">
            <text:p>6,00%</text:p>
          </table:table-cell>
          <table:table-cell table:formula="of:=([.C6]*[.D6])" office:value-type="currency" office:currency="BRL" office:value="39.3984" calcext:value-type="currency">
            <text:p>R$ 39,40</text:p>
          </table:table-cell>
          <table:table-cell table:formula="of:=([.C6]*[.E6])" office:value-type="currency" office:currency="BRL" office:value="27.36" calcext:value-type="currency">
            <text:p>R$ 27,36</text:p>
          </table:table-cell>
          <table:table-cell table:formula="of:=([.C6]+[.G6]-[.F6])" office:value-type="currency" office:currency="BRL" office:value="443.9616" calcext:value-type="currency">
            <text:p>R$ 443,9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abriela</text:p>
          </table:table-cell>
          <table:table-cell office:value-type="currency" office:currency="BRL" office:value="500" calcext:value-type="currency">
            <text:p>R$ 500,00</text:p>
          </table:table-cell>
          <table:table-cell office:value-type="percentage" office:value="0.085" calcext:value-type="percentage">
            <text:p>8,50%</text:p>
          </table:table-cell>
          <table:table-cell office:value-type="percentage" office:value="0.06" calcext:value-type="percentage">
            <text:p>6,00%</text:p>
          </table:table-cell>
          <table:table-cell table:formula="of:=([.C7]*[.D7])" office:value-type="currency" office:currency="BRL" office:value="42.5" calcext:value-type="currency">
            <text:p>R$ 42,50</text:p>
          </table:table-cell>
          <table:table-cell table:formula="of:=([.C7]*[.E7])" office:value-type="currency" office:currency="BRL" office:value="30" calcext:value-type="currency">
            <text:p>R$ 30,00</text:p>
          </table:table-cell>
          <table:table-cell table:formula="of:=([.C7]+[.G7]-[.F7])" office:value-type="currency" office:currency="BRL" office:value="487.5" calcext:value-type="currency">
            <text:p>R$ 487,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dson</text:p>
          </table:table-cell>
          <table:table-cell office:value-type="currency" office:currency="BRL" office:value="850" calcext:value-type="currency">
            <text:p>R$ 850,00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7" calcext:value-type="percentage">
            <text:p>7,00%</text:p>
          </table:table-cell>
          <table:table-cell table:formula="of:=([.C8]*[.D8])" office:value-type="currency" office:currency="BRL" office:value="76.415" calcext:value-type="currency">
            <text:p>R$ 76,42</text:p>
          </table:table-cell>
          <table:table-cell table:formula="of:=([.C8]*[.E8])" office:value-type="currency" office:currency="BRL" office:value="59.5" calcext:value-type="currency">
            <text:p>R$ 59,50</text:p>
          </table:table-cell>
          <table:table-cell table:formula="of:=([.C8]+[.G8]-[.F8])" office:value-type="currency" office:currency="BRL" office:value="833.085" calcext:value-type="currency">
            <text:p>R$ 833,0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lisangela</text:p>
          </table:table-cell>
          <table:table-cell office:value-type="currency" office:currency="BRL" office:value="459" calcext:value-type="currency">
            <text:p>R$ 459,00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5" calcext:value-type="percentage">
            <text:p>5,00%</text:p>
          </table:table-cell>
          <table:table-cell table:formula="of:=([.C9]*[.D9])" office:value-type="currency" office:currency="BRL" office:value="28.6875" calcext:value-type="currency">
            <text:p>R$ 28,69</text:p>
          </table:table-cell>
          <table:table-cell table:formula="of:=([.C9]*[.E9])" office:value-type="currency" office:currency="BRL" office:value="22.95" calcext:value-type="currency">
            <text:p>R$ 22,95</text:p>
          </table:table-cell>
          <table:table-cell table:formula="of:=([.C9]+[.G9]-[.F9])" office:value-type="currency" office:currency="BRL" office:value="453.2625" calcext:value-type="currency">
            <text:p>R$ 453,2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gina</text:p>
          </table:table-cell>
          <table:table-cell office:value-type="currency" office:currency="BRL" office:value="478" calcext:value-type="currency">
            <text:p>R$ 478,00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5" calcext:value-type="percentage">
            <text:p>5,00%</text:p>
          </table:table-cell>
          <table:table-cell table:formula="of:=([.C10]*[.D10])" office:value-type="currency" office:currency="BRL" office:value="34.0336" calcext:value-type="currency">
            <text:p>R$ 34,03</text:p>
          </table:table-cell>
          <table:table-cell table:formula="of:=([.C10]*[.E10])" office:value-type="currency" office:currency="BRL" office:value="23.9" calcext:value-type="currency">
            <text:p>R$ 23,90</text:p>
          </table:table-cell>
          <table:table-cell table:formula="of:=([.C10]+[.G10]-[.F10])" office:value-type="currency" office:currency="BRL" office:value="467.8664" calcext:value-type="currency">
            <text:p>R$ 467,8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ulo</text:p>
          </table:table-cell>
          <table:table-cell office:value-type="currency" office:currency="BRL" office:value="658" calcext:value-type="currency">
            <text:p>R$ 658,00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4" calcext:value-type="percentage">
            <text:p>4,00%</text:p>
          </table:table-cell>
          <table:table-cell table:formula="of:=([.C11]*[.D11])" office:value-type="currency" office:currency="BRL" office:value="39.4142" calcext:value-type="currency">
            <text:p>R$ 39,41</text:p>
          </table:table-cell>
          <table:table-cell table:formula="of:=([.C11]*[.E11])" office:value-type="currency" office:currency="BRL" office:value="26.32" calcext:value-type="currency">
            <text:p>R$ 26,32</text:p>
          </table:table-cell>
          <table:table-cell table:formula="of:=([.C11]+[.G11]-[.F11])" office:value-type="currency" office:currency="BRL" office:value="644.9058" calcext:value-type="currency">
            <text:p>R$ 644,91</text:p>
          </table:table-cell>
        </table:table-row>
      </table:table>
      <table:table table:name="Exercício 4" table:style-name="ta1">
        <table:table-column table:style-name="co17" table:default-cell-style-name="ce135"/>
        <table:table-column table:style-name="co1" table:default-cell-style-name="ce136"/>
        <table:table-column table:style-name="co1" table:default-cell-style-name="ce109"/>
        <table:table-column table:style-name="co1" table:default-cell-style-name="ce113"/>
        <table:table-column table:style-name="co1" table:default-cell-style-name="ce141"/>
        <table:table-row table:style-name="ro2">
          <table:table-cell table:style-name="ce107" office:value-type="string" calcext:value-type="string">
            <text:p>Valor do Dólar</text:p>
          </table:table-cell>
          <table:table-cell table:style-name="ce132" office:value-type="currency" office:currency="BRL" office:value="2.94" calcext:value-type="currency">
            <text:p>R$ 2,94</text:p>
          </table:table-cell>
          <table:table-cell table:style-name="ce137"/>
          <table:table-cell table:style-name="ce139" table:number-columns-repeated="2"/>
        </table:table-row>
        <table:table-row table:style-name="ro2">
          <table:table-cell table:style-name="ce134" office:value-type="string" calcext:value-type="string" table:number-columns-spanned="2" table:number-rows-spanned="1">
            <text:p>Papelaria Papel Branco</text:p>
          </table:table-cell>
          <table:covered-table-cell table:style-name="Default"/>
          <table:table-cell table:style-name="ce138" table:number-columns-repeated="2"/>
          <table:table-cell table:style-name="ce140"/>
        </table:table-row>
        <table:table-row table:style-name="ro2">
          <table:table-cell table:style-name="ce128" office:value-type="string" calcext:value-type="string">
            <text:p>Produtos</text:p>
          </table:table-cell>
          <table:table-cell table:style-name="ce129" office:value-type="string" calcext:value-type="string">
            <text:p>Qtde</text:p>
          </table:table-cell>
          <table:table-cell table:style-name="ce129" office:value-type="string" calcext:value-type="string">
            <text:p>Preço Unit.</text:p>
          </table:table-cell>
          <table:table-cell table:style-name="ce129" office:value-type="string" calcext:value-type="string">
            <text:p>Total R$</text:p>
          </table:table-cell>
          <table:table-cell table:style-name="ce133" office:value-type="string" calcext:value-type="string">
            <text:p>Total US$</text:p>
          </table:table-cell>
        </table:table-row>
        <table:table-row table:style-name="ro2">
          <table:table-cell office:value-type="string" calcext:value-type="string">
            <text:p>Caneta Azul</text:p>
          </table:table-cell>
          <table:table-cell office:value-type="float" office:value="500" calcext:value-type="float">
            <text:p>500</text:p>
          </table:table-cell>
          <table:table-cell office:value-type="currency" office:currency="BRL" office:value="0.15" calcext:value-type="currency">
            <text:p>R$ 0,15</text:p>
          </table:table-cell>
          <table:table-cell table:formula="of:=([.C4]*[.B4])" office:value-type="currency" office:currency="BRL" office:value="75" calcext:value-type="currency">
            <text:p>R$ 75,00</text:p>
          </table:table-cell>
          <table:table-cell table:formula="of:=([.D4]/[.$B$1])" office:value-type="currency" office:currency="CAD" office:value="25.5102040816327" calcext:value-type="currency">
            <text:p>$25,51</text:p>
          </table:table-cell>
        </table:table-row>
        <table:table-row table:style-name="ro2">
          <table:table-cell office:value-type="string" calcext:value-type="string">
            <text:p>Caneta Vermelha</text:p>
          </table:table-cell>
          <table:table-cell office:value-type="float" office:value="750" calcext:value-type="float">
            <text:p>750</text:p>
          </table:table-cell>
          <table:table-cell office:value-type="currency" office:currency="BRL" office:value="0.15" calcext:value-type="currency">
            <text:p>R$ 0,15</text:p>
          </table:table-cell>
          <table:table-cell table:formula="of:=([.C5]*[.B5])" office:value-type="currency" office:currency="BRL" office:value="112.5" calcext:value-type="currency">
            <text:p>R$ 112,50</text:p>
          </table:table-cell>
          <table:table-cell table:formula="of:=([.D5]/[.$B$1])" office:value-type="currency" office:currency="CAD" office:value="38.265306122449" calcext:value-type="currency">
            <text:p>$38,27</text:p>
          </table:table-cell>
        </table:table-row>
        <table:table-row table:style-name="ro2">
          <table:table-cell office:value-type="string" calcext:value-type="string">
            <text:p>Caderno</text:p>
          </table:table-cell>
          <table:table-cell office:value-type="float" office:value="250" calcext:value-type="float">
            <text:p>250</text:p>
          </table:table-cell>
          <table:table-cell office:value-type="currency" office:currency="BRL" office:value="10" calcext:value-type="currency">
            <text:p>R$ 10,00</text:p>
          </table:table-cell>
          <table:table-cell table:formula="of:=([.C6]*[.B6])" office:value-type="currency" office:currency="BRL" office:value="2500" calcext:value-type="currency">
            <text:p>R$ 2.500,00</text:p>
          </table:table-cell>
          <table:table-cell table:formula="of:=([.D6]/[.$B$1])" office:value-type="currency" office:currency="CAD" office:value="850.340136054422" calcext:value-type="currency">
            <text:p>$850,34</text:p>
          </table:table-cell>
        </table:table-row>
        <table:table-row table:style-name="ro2">
          <table:table-cell office:value-type="string" calcext:value-type="string">
            <text:p>Régua</text:p>
          </table:table-cell>
          <table:table-cell office:value-type="float" office:value="310" calcext:value-type="float">
            <text:p>310</text:p>
          </table:table-cell>
          <table:table-cell office:value-type="currency" office:currency="BRL" office:value="0.5" calcext:value-type="currency">
            <text:p>R$ 0,50</text:p>
          </table:table-cell>
          <table:table-cell table:formula="of:=([.C7]*[.B7])" office:value-type="currency" office:currency="BRL" office:value="155" calcext:value-type="currency">
            <text:p>R$ 155,00</text:p>
          </table:table-cell>
          <table:table-cell table:formula="of:=([.D7]/[.$B$1])" office:value-type="currency" office:currency="CAD" office:value="52.7210884353742" calcext:value-type="currency">
            <text:p>$52,72</text:p>
          </table:table-cell>
        </table:table-row>
        <table:table-row table:style-name="ro2">
          <table:table-cell office:value-type="string" calcext:value-type="string">
            <text:p>Lápis</text:p>
          </table:table-cell>
          <table:table-cell office:value-type="float" office:value="500" calcext:value-type="float">
            <text:p>500</text:p>
          </table:table-cell>
          <table:table-cell office:value-type="currency" office:currency="BRL" office:value="0.1" calcext:value-type="currency">
            <text:p>R$ 0,10</text:p>
          </table:table-cell>
          <table:table-cell table:formula="of:=([.C8]*[.B8])" office:value-type="currency" office:currency="BRL" office:value="50" calcext:value-type="currency">
            <text:p>R$ 50,00</text:p>
          </table:table-cell>
          <table:table-cell table:formula="of:=([.D8]/[.$B$1])" office:value-type="currency" office:currency="CAD" office:value="17.0068027210884" calcext:value-type="currency">
            <text:p>$17,01</text:p>
          </table:table-cell>
        </table:table-row>
        <table:table-row table:style-name="ro2">
          <table:table-cell office:value-type="string" calcext:value-type="string">
            <text:p>Papel Sulfite</text:p>
          </table:table-cell>
          <table:table-cell office:value-type="float" office:value="1500" calcext:value-type="float">
            <text:p>1500</text:p>
          </table:table-cell>
          <table:table-cell office:value-type="currency" office:currency="BRL" office:value="2.5" calcext:value-type="currency">
            <text:p>R$ 2,50</text:p>
          </table:table-cell>
          <table:table-cell table:formula="of:=([.C9]*[.B9])" office:value-type="currency" office:currency="BRL" office:value="3750" calcext:value-type="currency">
            <text:p>R$ 3.750,00</text:p>
          </table:table-cell>
          <table:table-cell table:formula="of:=([.D9]/[.$B$1])" office:value-type="currency" office:currency="CAD" office:value="1275.51020408163" calcext:value-type="currency">
            <text:p>$1.275,51</text:p>
          </table:table-cell>
        </table:table-row>
        <table:table-row table:style-name="ro2">
          <table:table-cell office:value-type="string" calcext:value-type="string">
            <text:p>Tinta Nanquim</text:p>
          </table:table-cell>
          <table:table-cell office:value-type="float" office:value="190" calcext:value-type="float">
            <text:p>190</text:p>
          </table:table-cell>
          <table:table-cell office:value-type="currency" office:currency="BRL" office:value="6" calcext:value-type="currency">
            <text:p>R$ 6,00</text:p>
          </table:table-cell>
          <table:table-cell table:formula="of:=([.C10]*[.B10])" office:value-type="currency" office:currency="BRL" office:value="1140" calcext:value-type="currency">
            <text:p>R$ 1.140,00</text:p>
          </table:table-cell>
          <table:table-cell table:formula="of:=([.D10]/[.$B$1])" office:value-type="currency" office:currency="CAD" office:value="387.755102040816" calcext:value-type="currency">
            <text:p>$387,76</text:p>
          </table:table-cell>
        </table:table-row>
      </table:table>
      <table:table table:name="Exercício 5" table:style-name="ta1">
        <table:table-column table:style-name="co18" table:default-cell-style-name="ce45"/>
        <table:table-column table:style-name="co19" table:default-cell-style-name="ce153"/>
        <table:table-column table:style-name="co20" table:default-cell-style-name="ce153"/>
        <table:table-column table:style-name="co21" table:default-cell-style-name="ce60"/>
        <table:table-column table:style-name="co19" table:default-cell-style-name="ce153"/>
        <table:table-column table:style-name="co22" table:default-cell-style-name="ce153"/>
        <table:table-column table:style-name="co23" table:default-cell-style-name="ce63"/>
        <table:table-column table:style-name="co1" table:number-columns-repeated="2" table:default-cell-style-name="Default"/>
        <table:table-column table:style-name="co24" table:default-cell-style-name="Default"/>
        <table:table-row table:style-name="ro2">
          <table:table-cell table:style-name="ce41" office:value-type="string" calcext:value-type="string" table:number-columns-spanned="7" table:number-rows-spanned="1">
            <text:p>Projeção para o ano de 2010</text:p>
          </table:table-cell>
          <table:covered-table-cell table:style-name="ce49"/>
          <table:covered-table-cell table:style-name="ce56"/>
          <table:covered-table-cell table:style-name="ce59"/>
          <table:covered-table-cell table:number-columns-repeated="3" table:style-name="Default"/>
          <table:table-cell table:number-columns-repeated="3"/>
        </table:table-row>
        <table:table-row table:style-name="ro2">
          <table:table-cell table:style-name="ce42" office:value-type="string" calcext:value-type="string">
            <text:p>Receita bruta</text:p>
          </table:table-cell>
          <table:table-cell table:style-name="ce152" office:value-type="string" calcext:value-type="string">
            <text:p>Jan-Mar</text:p>
          </table:table-cell>
          <table:table-cell table:style-name="ce152" office:value-type="string" calcext:value-type="string" table:number-columns-spanned="2" table:number-rows-spanned="1">
            <text:p>Abr-Jun</text:p>
          </table:table-cell>
          <table:covered-table-cell table:style-name="Default"/>
          <table:table-cell table:style-name="ce152" office:value-type="string" calcext:value-type="string">
            <text:p>Jul-Set</text:p>
          </table:table-cell>
          <table:table-cell table:style-name="ce152" office:value-type="string" calcext:value-type="string">
            <text:p>Out-Dez</text:p>
          </table:table-cell>
          <table:table-cell table:style-name="ce62" office:value-type="string" calcext:value-type="string">
            <text:p>Total do Ano</text:p>
          </table:table-cell>
          <table:table-cell table:number-columns-repeated="3"/>
        </table:table-row>
        <table:table-row table:style-name="ro2">
          <table:table-cell table:style-name="ce43"/>
          <table:table-cell office:value-type="currency" office:currency="BRL" office:value="140000" calcext:value-type="currency">
            <text:p>R$ 140.000,00</text:p>
          </table:table-cell>
          <table:table-cell office:value-type="currency" office:currency="BRL" office:value="185000" calcext:value-type="currency" table:number-columns-spanned="2" table:number-rows-spanned="1">
            <text:p>R$ 185.000,00</text:p>
          </table:table-cell>
          <table:covered-table-cell/>
          <table:table-cell office:value-type="currency" office:currency="BRL" office:value="204100" calcext:value-type="currency">
            <text:p>R$ 204.100,00</text:p>
          </table:table-cell>
          <table:table-cell office:value-type="currency" office:currency="BRL" office:value="240000" calcext:value-type="currency">
            <text:p>R$ 240.000,00</text:p>
          </table:table-cell>
          <table:table-cell table:formula="of:=SUM([.B3:.F3])" office:value-type="currency" office:currency="BRL" office:value="769100" calcext:value-type="currency">
            <text:p>R$ 769.100,00</text:p>
          </table:table-cell>
          <table:table-cell table:number-columns-repeated="3"/>
        </table:table-row>
        <table:table-row table:style-name="ro2">
          <table:table-cell table:style-name="ce139"/>
          <table:table-cell table:style-name="ce154"/>
          <table:table-cell table:style-name="ce154" table:number-columns-spanned="2" table:number-rows-spanned="1"/>
          <table:covered-table-cell table:style-name="ce121"/>
          <table:table-cell table:style-name="ce154" table:number-columns-repeated="2"/>
          <table:table-cell table:style-name="ce139"/>
          <table:table-cell table:number-columns-repeated="3"/>
        </table:table-row>
        <table:table-row table:style-name="ro2">
          <table:table-cell table:style-name="ce44" office:value-type="string" calcext:value-type="string">
            <text:p>Despesa Líquida</text:p>
          </table:table-cell>
          <table:table-cell table:style-name="ce136" office:value-type="string" calcext:value-type="string">
            <text:p>Jan-Mar</text:p>
          </table:table-cell>
          <table:table-cell table:style-name="ce161" office:value-type="string" calcext:value-type="string" table:number-columns-spanned="2" table:number-rows-spanned="1">
            <text:p>Abr-Jun</text:p>
          </table:table-cell>
          <table:covered-table-cell table:style-name="ce121"/>
          <table:table-cell table:style-name="ce161" office:value-type="string" calcext:value-type="string">
            <text:p>Jul-Set</text:p>
          </table:table-cell>
          <table:table-cell table:style-name="ce136" office:value-type="string" calcext:value-type="string">
            <text:p>Out-Dez</text:p>
          </table:table-cell>
          <table:table-cell table:style-name="ce64" office:value-type="string" calcext:value-type="string">
            <text:p>Total do An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ários</text:p>
          </table:table-cell>
          <table:table-cell office:value-type="currency" office:currency="BRL" office:value="20000" calcext:value-type="currency">
            <text:p>R$ 20.000,00</text:p>
          </table:table-cell>
          <table:table-cell office:value-type="currency" office:currency="BRL" office:value="26000" calcext:value-type="currency" table:number-columns-spanned="2" table:number-rows-spanned="1">
            <text:p>R$ 26.000,00</text:p>
          </table:table-cell>
          <table:covered-table-cell/>
          <table:table-cell office:value-type="currency" office:currency="BRL" office:value="33800" calcext:value-type="currency">
            <text:p>R$ 33.800,00</text:p>
          </table:table-cell>
          <table:table-cell office:value-type="currency" office:currency="BRL" office:value="43940" calcext:value-type="currency">
            <text:p>R$ 43.940,00</text:p>
          </table:table-cell>
          <table:table-cell table:formula="of:=SUM([.B6:.F6])" office:value-type="currency" office:currency="BRL" office:value="123740" calcext:value-type="currency">
            <text:p>R$ 123.740,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ros</text:p>
          </table:table-cell>
          <table:table-cell office:value-type="currency" office:currency="BRL" office:value="20000" calcext:value-type="currency">
            <text:p>R$ 20.000,00</text:p>
          </table:table-cell>
          <table:table-cell office:value-type="currency" office:currency="BRL" office:value="15600" calcext:value-type="currency" table:number-columns-spanned="2" table:number-rows-spanned="1">
            <text:p>R$ 15.600,00</text:p>
          </table:table-cell>
          <table:covered-table-cell/>
          <table:table-cell office:value-type="currency" office:currency="BRL" office:value="20280" calcext:value-type="currency">
            <text:p>R$ 20.280,00</text:p>
          </table:table-cell>
          <table:table-cell office:value-type="currency" office:currency="BRL" office:value="26364" calcext:value-type="currency">
            <text:p>R$ 26.364,00</text:p>
          </table:table-cell>
          <table:table-cell table:formula="of:=SUM([.B7:.F7])" office:value-type="currency" office:currency="BRL" office:value="82244" calcext:value-type="currency">
            <text:p>R$ 82.244,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uguel</text:p>
          </table:table-cell>
          <table:table-cell office:value-type="currency" office:currency="BRL" office:value="12000" calcext:value-type="currency">
            <text:p>R$ 12.000,00</text:p>
          </table:table-cell>
          <table:table-cell office:value-type="currency" office:currency="BRL" office:value="20930" calcext:value-type="currency" table:number-columns-spanned="2" table:number-rows-spanned="1">
            <text:p>R$ 20.930,00</text:p>
          </table:table-cell>
          <table:covered-table-cell/>
          <table:table-cell office:value-type="currency" office:currency="BRL" office:value="27209" calcext:value-type="currency">
            <text:p>R$ 27.209,00</text:p>
          </table:table-cell>
          <table:table-cell office:value-type="currency" office:currency="BRL" office:value="35371.7" calcext:value-type="currency">
            <text:p>R$ 35.371,70</text:p>
          </table:table-cell>
          <table:table-cell table:formula="of:=SUM([.B8:.F8])" office:value-type="currency" office:currency="BRL" office:value="95510.7" calcext:value-type="currency">
            <text:p>R$ 95.510,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paganda</text:p>
          </table:table-cell>
          <table:table-cell office:value-type="currency" office:currency="BRL" office:value="16100" calcext:value-type="currency">
            <text:p>R$ 16.100,00</text:p>
          </table:table-cell>
          <table:table-cell office:value-type="currency" office:currency="BRL" office:value="28870" calcext:value-type="currency" table:number-columns-spanned="2" table:number-rows-spanned="1">
            <text:p>R$ 28.870,00</text:p>
          </table:table-cell>
          <table:covered-table-cell/>
          <table:table-cell office:value-type="currency" office:currency="BRL" office:value="33631" calcext:value-type="currency">
            <text:p>R$ 33.631,00</text:p>
          </table:table-cell>
          <table:table-cell office:value-type="currency" office:currency="BRL" office:value="43720.3" calcext:value-type="currency">
            <text:p>R$ 43.720,30</text:p>
          </table:table-cell>
          <table:table-cell table:formula="of:=SUM([.B9:.F9])" office:value-type="currency" office:currency="BRL" office:value="122321.3" calcext:value-type="currency">
            <text:p>R$ 122.321,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rimentos</text:p>
          </table:table-cell>
          <table:table-cell office:value-type="currency" office:currency="BRL" office:value="19900" calcext:value-type="currency">
            <text:p>R$ 19.900,00</text:p>
          </table:table-cell>
          <table:table-cell office:value-type="currency" office:currency="BRL" office:value="39000" calcext:value-type="currency" table:number-columns-spanned="2" table:number-rows-spanned="1">
            <text:p>R$ 39.000,00</text:p>
          </table:table-cell>
          <table:covered-table-cell/>
          <table:table-cell office:value-type="currency" office:currency="BRL" office:value="50700" calcext:value-type="currency">
            <text:p>R$ 50.700,00</text:p>
          </table:table-cell>
          <table:table-cell office:value-type="currency" office:currency="BRL" office:value="65910" calcext:value-type="currency">
            <text:p>R$ 65.910,00</text:p>
          </table:table-cell>
          <table:table-cell table:formula="of:=SUM([.B10:.F10])" office:value-type="currency" office:currency="BRL" office:value="175510" calcext:value-type="currency">
            <text:p>R$ 175.510,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ersos</text:p>
          </table:table-cell>
          <table:table-cell office:value-type="currency" office:currency="BRL" office:value="25000" calcext:value-type="currency">
            <text:p>R$ 25.000,00</text:p>
          </table:table-cell>
          <table:table-cell office:value-type="currency" office:currency="BRL" office:value="32500" calcext:value-type="currency" table:number-columns-spanned="2" table:number-rows-spanned="1">
            <text:p>R$ 32.500,00</text:p>
          </table:table-cell>
          <table:covered-table-cell/>
          <table:table-cell office:value-type="currency" office:currency="BRL" office:value="42250" calcext:value-type="currency">
            <text:p>R$ 42.250,00</text:p>
          </table:table-cell>
          <table:table-cell office:value-type="currency" office:currency="BRL" office:value="54925" calcext:value-type="currency">
            <text:p>R$ 54.925,00</text:p>
          </table:table-cell>
          <table:table-cell table:formula="of:=SUM([.B11:.F11])" office:value-type="currency" office:currency="BRL" office:value="154675" calcext:value-type="currency">
            <text:p>R$ 154.675,00</text:p>
          </table:table-cell>
          <table:table-cell table:number-columns-repeated="3"/>
        </table:table-row>
        <table:table-row table:style-name="ro2">
          <table:table-cell table:style-name="ce46" office:value-type="string" calcext:value-type="string">
            <text:p>Total do Trim.</text:p>
          </table:table-cell>
          <table:table-cell table:style-name="ce155" table:formula="of:=SUM([.B6:.B11])" office:value-type="currency" office:currency="BRL" office:value="113000" calcext:value-type="currency">
            <text:p>R$ 113.000,00</text:p>
          </table:table-cell>
          <table:table-cell table:style-name="ce58" table:formula="of:=SUM([.C6:.C11])" office:value-type="currency" office:currency="BRL" office:value="162900" calcext:value-type="currency" table:number-columns-spanned="2" table:number-rows-spanned="1">
            <text:p>R$ 162.900,00</text:p>
          </table:table-cell>
          <table:covered-table-cell table:style-name="Default"/>
          <table:table-cell table:style-name="ce155" table:formula="of:=SUM([.E6:.E11])" office:value-type="currency" office:currency="BRL" office:value="207870" calcext:value-type="currency">
            <text:p>R$ 207.870,00</text:p>
          </table:table-cell>
          <table:table-cell table:style-name="ce155" table:formula="of:=SUM([.F6:.F11])" office:value-type="currency" office:currency="BRL" office:value="270231" calcext:value-type="currency">
            <text:p>R$ 270.231,00</text:p>
          </table:table-cell>
          <table:table-cell table:style-name="ce137"/>
          <table:table-cell table:number-columns-repeated="3"/>
        </table:table-row>
        <table:table-row table:style-name="ro3">
          <table:table-cell table:style-name="ce46" office:value-type="string" calcext:value-type="string">
            <text:p>Receita líquida</text:p>
          </table:table-cell>
          <table:table-cell table:style-name="ce155" table:formula="of:=([.B3]-[.B12])" office:value-type="currency" office:currency="BRL" office:value="27000" calcext:value-type="currency">
            <text:p>R$ 27.000,00</text:p>
          </table:table-cell>
          <table:table-cell table:style-name="ce58" table:formula="of:=([.C3]-[.C12])" office:value-type="currency" office:currency="BRL" office:value="22100" calcext:value-type="currency" table:number-columns-spanned="2" table:number-rows-spanned="1">
            <text:p>R$ 22.100,00</text:p>
          </table:table-cell>
          <table:covered-table-cell table:style-name="ce155" table:formula="of:=([.D3]-[.D12])" office:value-type="currency" office:currency="BRL" office:value="0" calcext:value-type="currency">
            <text:p>R$ 0,00</text:p>
          </table:covered-table-cell>
          <table:table-cell table:style-name="ce155" table:formula="of:=([.E3]-[.E12])" office:value-type="currency" office:currency="BRL" office:value="-3770" calcext:value-type="currency">
            <text:p>-R$ 3.770,00</text:p>
          </table:table-cell>
          <table:table-cell table:style-name="ce155" table:formula="of:=([.F3]-[.F12])" office:value-type="currency" office:currency="BRL" office:value="-30231" calcext:value-type="currency">
            <text:p>-R$ 30.231,00</text:p>
          </table:table-cell>
          <table:table-cell table:style-name="ce137"/>
          <table:table-cell/>
          <table:table-cell table:style-name="ce68"/>
          <table:table-cell/>
        </table:table-row>
        <table:table-row table:style-name="ro2">
          <table:table-cell table:style-name="ce148" office:value-type="string" calcext:value-type="string" table:number-columns-spanned="6" table:number-rows-spanned="1">
            <text:p>Situação</text:p>
          </table:table-cell>
          <table:covered-table-cell table:number-columns-repeated="5" table:style-name="Default"/>
          <table:table-cell table:style-name="ce65"/>
          <table:table-cell table:number-columns-repeated="3"/>
        </table:table-row>
        <table:table-row table:style-name="ro2">
          <table:table-cell table:style-name="Default"/>
          <table:table-cell table:style-name="ce156" office:value-type="string" calcext:value-type="string">
            <text:p>Jan-Mar</text:p>
          </table:table-cell>
          <table:table-cell table:style-name="ce156" office:value-type="string" calcext:value-type="string" table:number-columns-spanned="2" table:number-rows-spanned="1">
            <text:p>Abr-Jun</text:p>
          </table:table-cell>
          <table:covered-table-cell table:style-name="ce156"/>
          <table:table-cell table:style-name="ce156" office:value-type="string" calcext:value-type="string">
            <text:p>Jul-Set</text:p>
          </table:table-cell>
          <table:table-cell table:style-name="ce156" office:value-type="string" calcext:value-type="string">
            <text:p>Out-Dez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157" table:formula="of:=IF(AND([.B13]&gt;1000;[.B13]&lt;5000);&quot;Lucro médio&quot;;IF([.B13]&gt;5000;&quot;Lucro Total&quot;;IF([.B13]&lt;1000;&quot;Prejuizo Total&quot;)))" office:value-type="string" office:string-value="Lucro Total" calcext:value-type="string">
            <text:p>Lucro Total</text:p>
          </table:table-cell>
          <table:table-cell table:style-name="ce157" table:formula="of:=IF(AND([.C13]&gt;1000;[.C13]&lt;5000);&quot;Lucro médio&quot;;IF([.C13]&gt;5000;&quot;Lucro Total&quot;;IF([.C13]&lt;1000;&quot;Prejuizo Total&quot;)))" office:value-type="string" office:string-value="Lucro Total" calcext:value-type="string" table:number-columns-spanned="2" table:number-rows-spanned="1">
            <text:p>Lucro Total</text:p>
          </table:table-cell>
          <table:covered-table-cell table:style-name="ce157" table:formula="of:=IF(AND([.D13]&gt;1000;[.D13]&lt;5000);&quot;Lucro médio&quot;;IF([.D13]&gt;5000;&quot;Lucro Total&quot;;IF([.D13]&lt;1000;&quot;Prejuizo Total&quot;)))" office:value-type="string" office:string-value="Prejuizo Total" calcext:value-type="string">
            <text:p>Prejuizo Total</text:p>
          </table:covered-table-cell>
          <table:table-cell table:style-name="ce157" table:formula="of:=IF(AND([.E13]&gt;1000;[.E13]&lt;5000);&quot;Lucro médio&quot;;IF([.E13]&gt;5000;&quot;Lucro Total&quot;;IF([.E13]&lt;1000;&quot;Prejuizo Total&quot;)))" office:value-type="string" office:string-value="Prejuizo Total" calcext:value-type="string">
            <text:p>Prejuizo Total</text:p>
          </table:table-cell>
          <table:table-cell table:style-name="ce157" table:formula="of:=IF(AND([.F13]&gt;1000;[.F13]&lt;5000);&quot;Lucro médio&quot;;IF([.F13]&gt;5000;&quot;Lucro Total&quot;;IF([.F13]&lt;1000;&quot;Prejuizo Total&quot;)))" office:value-type="string" office:string-value="Prejuizo Total" calcext:value-type="string">
            <text:p>Prejuizo Total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Default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22" office:value-type="string" calcext:value-type="string" table:number-columns-spanned="6" table:number-rows-spanned="1">
            <text:p>Situação</text:p>
          </table:table-cell>
          <table:covered-table-cell table:style-name="ce54"/>
          <table:covered-table-cell table:style-name="ce129"/>
          <table:covered-table-cell table:style-name="Default"/>
          <table:covered-table-cell table:style-name="ce129"/>
          <table:covered-table-cell table:style-name="ce61"/>
          <table:table-cell table:style-name="ce66" office:value-type="string" calcext:value-type="string" table:number-columns-spanned="3" table:number-rows-spanned="1">
            <text:p>Valor Acumulado do ano de despesas</text:p>
          </table:table-cell>
          <table:covered-table-cell table:number-columns-repeated="2" table:style-name="ce67"/>
          <table:table-cell table:style-name="ce69" table:formula="of:=SUM([.G6:.G11])" office:value-type="currency" office:currency="BRL" office:value="754001" calcext:value-type="currency">
            <text:p>R$ 754.001,00</text:p>
          </table:table-cell>
        </table:table-row>
        <table:table-row table:style-name="ro2">
          <table:table-cell table:style-name="ce47" office:value-type="string" calcext:value-type="string">
            <text:p>Prejuízo Total</text:p>
          </table:table-cell>
          <table:table-cell table:style-name="ce159" table:formula="of:=IF([.B13]&lt;1000 )" office:value-type="boolean" office:boolean-value="false" calcext:value-type="boolean">
            <text:p>FALSO</text:p>
          </table:table-cell>
          <table:table-cell table:style-name="ce159" table:formula="of:=IF([.C13]&lt;1000 )" office:value-type="boolean" office:boolean-value="false" calcext:value-type="boolean" table:number-columns-spanned="2" table:number-rows-spanned="1">
            <text:p>FALSO</text:p>
          </table:table-cell>
          <table:covered-table-cell table:style-name="ce159" table:formula="of:=IF([.D13]&lt;1000 )" office:value-type="boolean" office:boolean-value="true" calcext:value-type="boolean">
            <text:p>VERDADEIRO</text:p>
          </table:covered-table-cell>
          <table:table-cell table:style-name="ce159" table:formula="of:=IF([.E13]&lt;1000 )" office:value-type="boolean" office:boolean-value="true" calcext:value-type="boolean">
            <text:p>VERDADEIRO</text:p>
          </table:table-cell>
          <table:table-cell table:style-name="ce159" table:formula="of:=IF([.F13]&lt;1000 )" office:value-type="boolean" office:boolean-value="true" calcext:value-type="boolean">
            <text:p>VERDADEIRO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48" office:value-type="string" calcext:value-type="string">
            <text:p>Lucro médio</text:p>
          </table:table-cell>
          <table:table-cell table:style-name="ce159" table:formula="of:=IF([.B13]&lt;5000 )" office:value-type="boolean" office:boolean-value="false" calcext:value-type="boolean">
            <text:p>FALSO</text:p>
          </table:table-cell>
          <table:table-cell table:style-name="ce159" table:formula="of:=IF([.C13]&lt;5000 )" office:value-type="boolean" office:boolean-value="false" calcext:value-type="boolean" table:number-columns-spanned="2" table:number-rows-spanned="1">
            <text:p>FALSO</text:p>
          </table:table-cell>
          <table:covered-table-cell table:style-name="ce159" table:formula="of:=IF([.D13]&lt;5000 )" office:value-type="boolean" office:boolean-value="true" calcext:value-type="boolean">
            <text:p>VERDADEIRO</text:p>
          </table:covered-table-cell>
          <table:table-cell table:style-name="ce159" table:formula="of:=IF([.E13]&lt;5000 )" office:value-type="boolean" office:boolean-value="true" calcext:value-type="boolean">
            <text:p>VERDADEIRO</text:p>
          </table:table-cell>
          <table:table-cell table:style-name="ce159" table:formula="of:=IF([.F13]&lt;5000 )" office:value-type="boolean" office:boolean-value="true" calcext:value-type="boolean">
            <text:p>VERDADEIRO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48" office:value-type="string" calcext:value-type="string">
            <text:p>Lucro Total</text:p>
          </table:table-cell>
          <table:table-cell table:style-name="ce159" table:formula="of:=IF([.B13]&gt;5000 )" office:value-type="boolean" office:boolean-value="true" calcext:value-type="boolean">
            <text:p>VERDADEIRO</text:p>
          </table:table-cell>
          <table:table-cell table:style-name="ce159" table:formula="of:=IF([.C13]&gt;5000 )" office:value-type="boolean" office:boolean-value="true" calcext:value-type="boolean" table:number-columns-spanned="2" table:number-rows-spanned="1">
            <text:p>VERDADEIRO</text:p>
          </table:table-cell>
          <table:covered-table-cell table:style-name="ce159" table:formula="of:=IF([.D13]&gt;5000 )" office:value-type="boolean" office:boolean-value="false" calcext:value-type="boolean">
            <text:p>FALSO</text:p>
          </table:covered-table-cell>
          <table:table-cell table:style-name="ce159" table:formula="of:=IF([.E13]&gt;5000 )" office:value-type="boolean" office:boolean-value="false" calcext:value-type="boolean">
            <text:p>FALSO</text:p>
          </table:table-cell>
          <table:table-cell table:style-name="ce159" table:formula="of:=IF([.F13]&gt;5000 )" office:value-type="boolean" office:boolean-value="false" calcext:value-type="boolean">
            <text:p>FALSO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08:36:34.332697061</meta:creation-date>
    <dc:date>2023-06-06T09:32:46.211018077</dc:date>
    <meta:editing-duration>PT1H48M1S</meta:editing-duration>
    <meta:editing-cycles>3</meta:editing-cycles>
    <meta:generator>LibreOffice/7.4.7.2$Linux_X86_64 LibreOffice_project/40$Build-2</meta:generator>
    <meta:document-statistic meta:table-count="5" meta:cell-count="439" meta:object-count="0"/>
  </office:meta>
</office:document-meta>
</file>